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13000005EC00000158DCBDDE6F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gsana New1" svg:font-family="'Angsana New'"/>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H Sarabun New" svg:font-family="'TH Sarabun New'" style:font-family-generic="swiss" style:font-pitch="variable"/>
    <style:font-face style:name="Angsana New" svg:font-family="'Angsana New'" style:font-family-generic="system" style:font-pitch="variable"/>
    <style:font-face style:name="Cordia New" svg:font-family="'Cordia New'" style:font-family-generic="system" style:font-pitch="variable"/>
    <style:font-face style:name="SimSun" svg:font-family="SimSun" style:font-family-generic="system" style:font-pitch="variable"/>
  </office:font-face-decls>
  <office:automatic-styles>
    <style:style style:name="Table1" style:family="table">
      <style:table-properties style:width="10.202cm" table:align="left" style:writing-mode="lr-tb"/>
    </style:style>
    <style:style style:name="Table1.A" style:family="table-column">
      <style:table-column-properties style:column-width="5.334cm"/>
    </style:style>
    <style:style style:name="Table1.B" style:family="table-column">
      <style:table-column-properties style:column-width="4.86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H Sarabun New" fo:font-size="14pt" style:font-size-asian="14pt" style:font-size-complex="14pt"/>
    </style:style>
    <style:style style:name="P2" style:family="paragraph" style:parent-style-name="Standard">
      <style:paragraph-properties fo:text-align="start" style:justify-single-word="false"/>
      <style:text-properties style:font-name="TH Sarabun New" fo:font-size="14pt" style:font-size-asian="14pt" style:font-size-complex="14pt"/>
    </style:style>
    <style:style style:name="P3" style:family="paragraph" style:parent-style-name="Standard">
      <style:paragraph-properties fo:text-align="center" style:justify-single-word="false"/>
      <style:text-properties style:font-name="TH Sarabun New"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writing-mode="lr-tb"/>
      <style:text-properties style:font-name="TH Sarabun New" fo:font-size="14pt" style:font-size-asian="14pt" style:font-size-complex="14pt"/>
    </style:style>
    <style:style style:name="P5" style:family="paragraph" style:parent-style-name="Standard">
      <style:paragraph-properties style:writing-mode="lr-tb"/>
      <style:text-properties style:font-name="TH Sarabun New"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writing-mode="lr-tb"/>
      <style:text-properties style:font-name="TH Sarabun New" fo:font-size="14pt" fo:font-weight="bold" style:font-size-asian="14pt" style:font-weight-asian="bold" style:font-size-complex="14pt" style:font-weight-complex="bold"/>
    </style:style>
    <style:style style:name="P7" style:family="paragraph" style:parent-style-name="Table_20_Contents">
      <style:text-properties style:font-name="Consolas"/>
    </style:style>
    <style:style style:name="P8" style:family="paragraph" style:parent-style-name="Table_20_Contents">
      <style:text-properties style:font-name="Consola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arin Tower</text:p>
      <text:p text:style-name="P3">1sec, 128mb</text:p>
      <text:p text:style-name="P2"/>
      <text:p text:style-name="P4">There is an extremely tall tower called “Karin Tower” with the rumor that who climbs to the top of the tower will receive ridiculously large fortune. The tower is a vertical tube and is divided vertically into <text:span text:style-name="T1">N</text:span> floors (numbered 0 to <text:span text:style-name="T1">N</text:span>-1). On each floor, there is<text:span text:style-name="T1"> K</text:span> rooms where each room is a circular sector of equal size. The room are indexed clockwise by number 0 to <text:span text:style-name="T1">K</text:span>-1. Hence, each room can be identified by a pair (A,B) which indicate that it is the A-th room on the B-th floor.</text:p>
      <text:p text:style-name="P4"/>
      <text:p text:style-name="P4"><draw:frame draw:style-name="fr1" draw:name="graphics1" text:anchor-type="paragraph" svg:width="15.658cm" svg:height="3.866cm" draw:z-index="0"><draw:image xlink:href="Pictures/2000013000005EC00000158DCBDDE6F3.svm" xlink:type="simple" xlink:show="embed" xlink:actuate="onLoad"/></draw:frame></text:p>
      <text:p text:style-name="P4">To go from room to room, you have to take a one-way portal that connects two rooms. Every room has exactly 5 portals which connect to other rooms. Two of the portals lead to adjacent room on the same floor and the three remaining portals lead to the adjacent room on the next floor. Specifically, on the room (A,B), the portals let you go to room (A-1,B), (A+1,B), (A-1,B+1), (A,B+1) (A+1,B+1). Since the room on each floor is a circular sector, we says that room (-1,*) is the same as room (<text:span text:style-name="T1">K</text:span>-1,*) and room (<text:span text:style-name="T1">K</text:span>,*) is the same as room (0,*). For example, let <text:span text:style-name="T1">K</text:span> be 5, the room (0,10) has 5 portals leading to (4,10), (1,10), (4,11), (0,11) and (1,11).</text:p>
      <text:p text:style-name="P4"/>
      <text:p text:style-name="P4">Using a portal requires a fee. Each portal on different room on the same floor may have different fees. However, every floor are identical, i.e., the fees of portals on room (x,A) will be the same as the fees of portals on room (x,B), regardless of the value of A and B.</text:p>
      <text:p text:style-name="P4"/>
      <text:p text:style-name="P4">Given fees of every portals on every rooms on the same floor, your task is to compute the minimal money you need to go to the room (<text:span text:style-name="T1">P</text:span>, <text:span text:style-name="T1">N</text:span>-1) which is at the top of the tower, assuming that you start in the room (0,0).</text:p>
      <text:p text:style-name="P4"/>
      <text:p text:style-name="P6">Input</text:p>
      <text:p text:style-name="P4">Input consists of <text:span text:style-name="T1">T</text:span> test cases where <text:span text:style-name="T1">T</text:span> &lt;= 50.</text:p>
      <text:p text:style-name="P4">Each test case has the following format. The first line contains three integers <text:span text:style-name="T1">N</text:span>, <text:span text:style-name="T1">K</text:span> and <text:span text:style-name="T1">P</text:span> (2 &lt;= <text:span text:style-name="T1">N</text:span> &lt;= 1,000,000,000; 3 &lt;= <text:span text:style-name="T1">K</text:span> &lt;= 30; 0 &lt;= <text:span text:style-name="T1">P</text:span> &lt; <text:span text:style-name="T1">K</text:span>) which indicates the number of floors, the number of rooms per floor and the index of the goal room. The following <text:span text:style-name="T1">K</text:span> lines give the fees of portals on each room. Specifically, the line (2 + i) contains 5 integers that describe the fees of the room indexed by number i. The 5 integers are the fees of portals that lead to room (i-1,B), (i+1,B), (i-1,B+1), (i,B+1) (i+1,B+1), respectively, assuming that B is the floor of this room. The fees are always positive and are less than 1,000.</text:p>
      <text:p text:style-name="P4">Input ends with <text:span text:style-name="T1">N</text:span> = <text:span text:style-name="T1">K</text:span> = <text:span text:style-name="T1">P</text:span> = 0</text:p>
      <text:p text:style-name="P4"><text:soft-page-break/></text:p>
      <text:p text:style-name="P6">Output</text:p>
      <text:p text:style-name="P1">For each test case, output one line containing the <text:span text:style-name="T3">minimum money you need mod 1,000,003.</text:span> Be noted that, due to a large number of floors, the minimal total fee might exceed 32 bit variable. <text:s/></text:p>
      <text:p text:style-name="P1"/>
      <text:p text:style-name="P5">Example</text:p>
      <table:table table:name="Table1" table:style-name="Table1">
        <table:table-column table:style-name="Table1.A"/>
        <table:table-column table:style-name="Table1.B"/>
        <table:table-row>
          <table:table-cell table:style-name="Table1.A1" office:value-type="string">
            <text:p text:style-name="P7">Input</text:p>
          </table:table-cell>
          <table:table-cell table:style-name="Table1.B1" office:value-type="string">
            <text:p text:style-name="P7">Output</text:p>
          </table:table-cell>
        </table:table-row>
        <table:table-row>
          <table:table-cell table:style-name="Table1.A2" office:value-type="string">
            <text:p text:style-name="P7">2 3 2</text:p>
            <text:p text:style-name="P7">3 2 9 9 9</text:p>
            <text:p text:style-name="P7">9 1 9 9 9</text:p>
            <text:p text:style-name="P7">9 9 9 5 9</text:p>
            <text:p text:style-name="P7">4 3 1</text:p>
            <text:p text:style-name="P7">99 99 1 99 10</text:p>
            <text:p text:style-name="P7">99 99 99 99 3</text:p>
            <text:p text:style-name="P7">99 2 99 5 99</text:p>
            <text:p text:style-name="P7">0 0 0</text:p>
          </table:table-cell>
          <table:table-cell table:style-name="Table1.B2" office:value-type="string">
            <text:p text:style-name="P7">8</text:p>
            <text:p text:style-name="P7">16</text:p>
          </table:table-cell>
        </table:table-row>
      </table:table>
      <text:p text:style-name="P5"/>
      <text:p text:style-name="P5">Remark:<text:span text:style-name="T2"> The first test case has only two floors. To get minimal fee, you start from (0,0) and go to (2,0) and finally to (2,1), paying the fee of 3 and 5 along the way. The second case has 4 floors and the path start from (0,0) and goes to (2,1), (0,1), (2,2), (0,2) and (1,3). You pay fees of 1+2+1+2+10 = 16 along the w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gsana New1" svg:font-family="'Angsana New'"/>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H Sarabun New" svg:font-family="'TH Sarabun New'" style:font-family-generic="swiss" style:font-pitch="variable"/>
    <style:font-face style:name="Angsana New" svg:font-family="'Angsana New'" style:font-family-generic="system" style:font-pitch="variable"/>
    <style:font-face style:name="Cordia New" svg:font-family="'Cordia New'"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SimSun" style:font-size-asian="10.5pt" style:language-asian="zh" style:country-asian="CN"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Cordia New" style:font-size-complex="18.6499996185303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ngsana New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gsana New1"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Angsana New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2T22:30:30.84</meta:creation-date>
    <dc:date>2012-09-06T01:40:36.29</dc:date>
    <meta:editing-duration>PT3H52M20S</meta:editing-duration>
    <meta:editing-cycles>17</meta:editing-cycles>
    <meta:generator>LibreOffice/3.4$Win32 LibreOffice_project/340m1$Build-302</meta:generator>
    <meta:document-statistic meta:table-count="1" meta:image-count="1" meta:object-count="0" meta:page-count="2" meta:paragraph-count="27" meta:word-count="600" meta:character-count="2967" meta:non-whitespace-character-count="2392"/>
  </office:meta>
</office:document-meta>
</file>